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55cm" fo:min-width="3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6cm" fo:min-width="4.07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76cm" fo:min-width="3.7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5cm" fo:min-width="4.0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28cm" fo:min-width="4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258cm" fo:min-width="3.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25cm" fo:min-width="3.25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1.25cm" fo:min-width="3.26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7.55cm" fo:min-width="3.2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7.55cm" fo:min-width="3.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8cm" svg:x="8.6cm" svg:y="1.9cm">
          <text:p text:style-name="P1"><text:span text:style-name="T1">MEN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57cm" svg:height="2.01cm" svg:x="15.4cm" svg:y="2.522cm">
          <text:p text:style-name="P1"><text:span text:style-name="T1">ACCUEI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29cm" svg:height="2.01cm" svg:x="1.1cm" svg:y="6.1cm">
          <text:p text:style-name="P1"><text:span text:style-name="T1">Mode technici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56cm" svg:height="1.6cm" svg:x="15.4cm" svg:y="6.3cm">
          <text:p text:style-name="P1"><text:span text:style-name="T1">Mode norma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56cm" svg:height="1.6cm" svg:x="15.4cm" svg:y="9.6cm">
          <text:p text:style-name="P1"><text:span text:style-name="T1">Affichage m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56cm" svg:height="1.6cm" svg:x="15.4cm" svg:y="12.6cm">
          <text:p text:style-name="P1"><text:span text:style-name="T1">Réglage</text:span></text:p>
          <text:p text:style-name="P1"><text:span text:style-name="T1">Contraste LC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5cm" svg:height="1.578cm" svg:x="15.4cm" svg:y="15.922cm">
          <text:p text:style-name="P1"><text:span text:style-name="T1">Réglage</text:span></text:p>
          <text:p text:style-name="P1"><text:span text:style-name="T1">Volum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5cm" svg:height="1.578cm" svg:x="15.4cm" svg:y="19.4cm">
          <text:p text:style-name="P1"><text:span text:style-name="T1">Réglage</text:span></text:p>
          <text:p text:style-name="P1"><text:span text:style-name="T1">Horai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3cm" svg:height="1.508cm" svg:x="1.1cm" svg:y="9.3cm">
          <text:p text:style-name="P1"><text:span text:style-name="T1">Nombre de </text:span></text:p>
          <text:p text:style-name="P1"><text:span text:style-name="T1">por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3cm" svg:height="1.508cm" svg:x="1.1cm" svg:y="11.8cm">
          <text:p text:style-name="P1"><text:span text:style-name="T1">Appairag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3.75cm" svg:height="1.5cm" svg:x="1.4cm" svg:y="14.7cm">
          <text:p text:style-name="P1"><text:span text:style-name="T1">Choix des modes</text:span></text:p>
          <text:p text:style-name="P1"><text:span text:style-name="T1">1 Port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3.76cm" svg:height="1.5cm" svg:x="6.04cm" svg:y="14.7cm">
          <text:p text:style-name="P1"><text:span text:style-name="T1">Choix des modes</text:span></text:p>
          <text:p text:style-name="P1"><text:span text:style-name="T1">2 Port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3.76cm" svg:height="1.5cm" svg:x="10.7cm" svg:y="14.7cm">
          <text:p text:style-name="P1"><text:span text:style-name="T1">Choix des modes</text:span></text:p>
          <text:p text:style-name="P1"><text:span text:style-name="T1">3 Portes ou pl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3.75cm" svg:height="7.8cm" svg:x="1.4cm" svg:y="17.5cm">
          <text:p text:style-name="P3"><text:span text:style-name="T1">- Libre</text:span></text:p>
          <text:p text:style-name="P3"><text:span text:style-name="T1"/></text:p>
          <text:p text:style-name="P3"><text:span text:style-name="T1">- Sortie</text:span></text:p>
          <text:p text:style-name="P3"><text:span text:style-name="T1"/></text:p>
          <text:p text:style-name="P3"><text:span text:style-name="T1">- Déverrouillage</text:span></text:p>
          <text:p text:style-name="P3"><text:span text:style-name="T1"/></text:p>
          <text:p text:style-name="P3"><text:span text:style-name="T1">- Blocage</text:span></text:p>
          <text:p text:style-name="P3"><text:span text:style-name="T1"/></text:p>
          <text:p text:style-name="P3"><text:span text:style-name="T1">- Contrôle Entrée</text:span></text:p>
          <text:p text:style-name="P3"><text:span text:style-name="T1"/></text:p>
          <text:p text:style-name="P3"><text:span text:style-name="T1">- Contrôle E/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76cm" svg:height="7.8cm" svg:x="6cm" svg:y="17.5cm">
          <text:p text:style-name="P3"><text:span text:style-name="T1">- Libre</text:span></text:p>
          <text:p text:style-name="P3"><text:span text:style-name="T1"/></text:p>
          <text:p text:style-name="P3"><text:span text:style-name="T1">- Libre SES</text:span></text:p>
          <text:p text:style-name="P3"><text:span text:style-name="T1"/></text:p>
          <text:p text:style-name="P3"><text:span text:style-name="T1">- Sortie</text:span></text:p>
          <text:p text:style-name="P3"><text:span text:style-name="T1"/></text:p>
          <text:p text:style-name="P3"><text:span text:style-name="T1">- Déverrouillage</text:span></text:p>
          <text:p text:style-name="P3"><text:span text:style-name="T1"/></text:p>
          <text:p text:style-name="P3"><text:span text:style-name="T1">- Blocage</text:span></text:p>
          <text:p text:style-name="P3"><text:span text:style-name="T1"/></text:p>
          <text:p text:style-name="P3"><text:span text:style-name="T1">- Ctrl P1/P2 IN</text:span></text:p>
          <text:p text:style-name="P3"><text:span text:style-name="T1"/></text:p>
          <text:p text:style-name="P3"><text:span text:style-name="T1">- Ctrl P1/P2 IN/OUT</text:span></text:p>
          <text:p text:style-name="P3"><text:span text:style-name="T1"/></text:p>
          <text:p text:style-name="P3"><text:span text:style-name="T1">- Ctrl P2 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3.76cm" svg:height="7.8cm" svg:x="10.7cm" svg:y="17.5cm">
          <text:p text:style-name="P3"><text:span text:style-name="T1">- Libre</text:span></text:p>
          <text:p text:style-name="P3"><text:span text:style-name="T1"/></text:p>
          <text:p text:style-name="P3"><text:span text:style-name="T1">- Libre SES</text:span></text:p>
          <text:p text:style-name="P3"><text:span text:style-name="T1"/></text:p>
          <text:p text:style-name="P3"><text:span text:style-name="T1">- Sortie</text:span></text:p>
          <text:p text:style-name="P3"><text:span text:style-name="T1"/></text:p>
          <text:p text:style-name="P3"><text:span text:style-name="T1">- Déverrouillage</text:span></text:p>
          <text:p text:style-name="P3"><text:span text:style-name="T1"/></text:p>
          <text:p text:style-name="P3"><text:span text:style-name="T1">- Blocage</text:span></text:p>
          <text:p text:style-name="P3"><text:span text:style-name="T1"/></text:p>
          <text:p text:style-name="P3"><text:span text:style-name="T1">- Ctrl Personnalisé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7.685cm" svg:y1="4.532cm" svg:x2="17.68cm" svg:y2="6.3cm" draw:start-shape="id1" draw:start-glue-point="2" draw:end-shape="id2" draw:end-glue-point="0" svg:d="M17685 4532l-5 1768" svg:viewBox="0 0 6 1769">
          <text:p/>
        </draw:connector>
        <draw:connector draw:style-name="gr11" draw:text-style-name="P5" draw:layer="layout" draw:type="line" svg:x1="3.245cm" svg:y1="8.11cm" svg:x2="3.25cm" svg:y2="9.3cm" draw:start-shape="id3" draw:start-glue-point="2" draw:end-shape="id4" svg:d="M3245 8110l5 1190" svg:viewBox="0 0 6 1191">
          <text:p/>
        </draw:connector>
        <draw:connector draw:style-name="gr11" draw:text-style-name="P5" draw:layer="layout" draw:type="line" svg:x1="17.68cm" svg:y1="7.9cm" svg:x2="17.68cm" svg:y2="9.6cm" draw:start-shape="id2" draw:start-glue-point="2" draw:end-shape="id5" draw:end-glue-point="0" svg:d="M17680 7900v1700" svg:viewBox="0 0 1 1701">
          <text:p/>
        </draw:connector>
        <draw:connector draw:style-name="gr11" draw:text-style-name="P5" draw:layer="layout" draw:type="line" svg:x1="17.68cm" svg:y1="11.2cm" svg:x2="17.68cm" svg:y2="12.6cm" draw:start-shape="id5" draw:start-glue-point="2" draw:end-shape="id6" draw:end-glue-point="0" svg:d="M17680 11200v1400" svg:viewBox="0 0 1 1401">
          <text:p/>
        </draw:connector>
        <draw:connector draw:style-name="gr11" draw:text-style-name="P5" draw:layer="layout" draw:type="line" svg:x1="17.68cm" svg:y1="14.2cm" svg:x2="17.65cm" svg:y2="15.922cm" draw:start-shape="id6" draw:start-glue-point="2" draw:end-shape="id7" draw:end-glue-point="0" svg:d="M17680 14200l-30 1722" svg:viewBox="0 0 31 1723">
          <text:p/>
        </draw:connector>
        <draw:connector draw:style-name="gr11" draw:text-style-name="P5" draw:layer="layout" draw:type="line" svg:x1="17.65cm" svg:y1="17.5cm" svg:x2="17.65cm" svg:y2="19.4cm" draw:start-shape="id7" draw:start-glue-point="2" draw:end-shape="id8" draw:end-glue-point="0" svg:d="M17650 17500v1900" svg:viewBox="0 0 1 1901">
          <text:p/>
        </draw:connector>
        <draw:connector draw:style-name="gr11" draw:text-style-name="P5" draw:layer="layout" draw:type="line" svg:x1="3.25cm" svg:y1="10.808cm" svg:x2="3.25cm" svg:y2="11.8cm" draw:start-shape="id4" draw:start-glue-point="2" draw:end-shape="id9" draw:end-glue-point="0" svg:d="M3250 10808v992" svg:viewBox="0 0 1 993">
          <text:p/>
        </draw:connector>
        <draw:connector draw:style-name="gr11" draw:text-style-name="P5" xml:id="id14" draw:id="id14" draw:layer="layout" draw:type="line" svg:x1="3.25cm" svg:y1="13.308cm" svg:x2="3.275cm" svg:y2="14.7cm" draw:start-shape="id9" draw:start-glue-point="2" draw:end-shape="id10" draw:end-glue-point="0" svg:d="M3250 13308l25 1392" svg:viewBox="0 0 26 1393">
          <text:p/>
        </draw:connector>
        <draw:connector draw:style-name="gr11" draw:text-style-name="P5" draw:layer="layout" draw:type="line" svg:x1="3.275cm" svg:y1="16.2cm" svg:x2="3.275cm" svg:y2="17.5cm" draw:start-shape="id10" draw:start-glue-point="2" draw:end-shape="id11" draw:end-glue-point="0" svg:d="M3275 16200v1300" svg:viewBox="0 0 1 1301">
          <text:p/>
        </draw:connector>
        <draw:connector draw:style-name="gr11" draw:text-style-name="P5" draw:layer="layout" draw:type="line" svg:x1="12.58cm" svg:y1="16.2cm" svg:x2="12.58cm" svg:y2="17.5cm" draw:start-shape="id12" draw:start-glue-point="2" draw:end-shape="id13" draw:end-glue-point="0" svg:d="M12580 16200v1300" svg:viewBox="0 0 1 1301">
          <text:p/>
        </draw:connector>
        <draw:connector draw:style-name="gr12" draw:text-style-name="P1" draw:layer="layout" svg:x1="3.262cm" svg:y1="14.004cm" svg:x2="12.58cm" svg:y2="14.7cm" draw:start-shape="id14" draw:start-glue-point="0" draw:end-shape="id12" draw:end-glue-point="0" svg:d="M3262 14004h9318v696" svg:viewBox="0 0 9319 697">
          <text:p/>
        </draw:connector>
        <draw:connector draw:style-name="gr11" draw:text-style-name="P5" draw:layer="layout" svg:x1="3.262cm" svg:y1="14.004cm" svg:x2="12.58cm" svg:y2="14.7cm" draw:start-shape="id14" draw:start-glue-point="0" draw:end-shape="id12" draw:end-glue-point="0" svg:d="M3262 14004h9318v696" svg:viewBox="0 0 9319 697">
          <text:p/>
        </draw:connector>
        <draw:connector draw:style-name="gr13" draw:text-style-name="P1" draw:layer="layout" svg:x1="3.275cm" svg:y1="25.3cm" svg:x2="12.58cm" svg:y2="25.3cm" draw:start-shape="id11" draw:start-glue-point="2" draw:end-shape="id13" draw:end-glue-point="2" svg:d="M3275 25300v501h9305v-501" svg:viewBox="0 0 9306 502">
          <text:p/>
        </draw:connector>
        <draw:connector draw:style-name="gr11" draw:text-style-name="P5" draw:layer="layout" draw:type="line" svg:x1="7.902cm" svg:y1="14.041cm" svg:x2="7.92cm" svg:y2="14.7cm" draw:end-shape="id15" draw:end-glue-point="0" svg:d="M7902 14041l18 659" svg:viewBox="0 0 19 660">
          <text:p/>
        </draw:connector>
        <draw:line draw:style-name="gr11" draw:text-style-name="P5" draw:layer="layout" svg:x1="7.9cm" svg:y1="25.3cm" svg:x2="7.9cm" svg:y2="27cm">
          <text:p/>
        </draw:line>
        <draw:line draw:style-name="gr11" draw:text-style-name="P5" draw:layer="layout" svg:x1="7.9cm" svg:y1="16.2cm" svg:x2="7.9cm" svg:y2="17.5cm">
          <text:p/>
        </draw:line>
        <draw:custom-shape draw:style-name="gr6" draw:text-style-name="P2" draw:layer="layout" svg:width="4.3cm" svg:height="1.508cm" svg:x="5.8cm" svg:y="26.992cm">
          <text:p text:style-name="P1"><text:span text:style-name="T1">Diagnostique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5.4cm" svg:y1="7.2cm" svg:x2="5.4cm" svg:y2="7.2cm">
          <text:p/>
        </draw:line>
        <draw:frame draw:style-name="gr14" draw:text-style-name="P6" draw:layer="layout" svg:width="4.9cm" svg:height="1.191cm" svg:x="8.4cm" svg:y="6.279cm">
          <draw:text-box>
            <text:p text:style-name="P1"><text:span text:style-name="T1">Si bon mot de p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4:42:59.924000000</meta:creation-date>
    <dc:date>2018-05-29T17:29:33.761000000</dc:date>
    <meta:editing-duration>PT53M17S</meta:editing-duration>
    <meta:editing-cycles>3</meta:editing-cycles>
    <meta:generator>LibreOffice/5.3.5.2$Windows_x86 LibreOffice_project/50d9bf2b0a79cdb85a3814b592608037a682059d</meta:generator>
    <meta:document-statistic meta:object-count="35"/>
  </office:meta>
</office:document-meta>
</file>